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7F7D576FAF0959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officeooo:paragraph-rsid="001a5680"/>
    </style:style>
    <style:style style:name="P11" style:family="paragraph" style:parent-style-name="Table_20_Contents">
      <style:text-properties style:font-name="Liberation Sans1" fo:font-size="11pt" fo:background-color="transparent" style:font-size-asian="11pt" style:font-size-complex="11pt"/>
    </style:style>
    <style:style style:name="P12" style:family="paragraph" style:parent-style-name="Table_20_Contents">
      <style:text-properties style:font-name="Liberation Sans1" fo:font-size="11pt" officeooo:rsid="001d9b1c" officeooo:paragraph-rsid="001d9b1c" fo:background-color="transparent" style:font-size-asian="11pt" style:font-size-complex="11pt"/>
    </style:style>
    <style:style style:name="P13" style:family="paragraph" style:parent-style-name="Table_20_Contents">
      <style:text-properties style:font-name="Liberation Sans1" fo:font-size="11pt" officeooo:rsid="001a5680" officeooo:paragraph-rsid="001a5680" fo:background-color="transparent" style:font-size-asian="11pt" style:font-size-complex="11pt"/>
    </style:style>
    <style:style style:name="P14" style:family="paragraph" style:parent-style-name="Table_20_Contents">
      <style:text-properties style:font-name="Liberation Sans1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1" fo:font-size="11pt" officeooo:paragraph-rsid="001a5680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1" fo:font-size="11pt" officeooo:paragraph-rsid="0026a3c4" style:font-size-asian="11pt" style:font-size-complex="11pt"/>
    </style:style>
    <style:style style:name="P17" style:family="paragraph" style:parent-style-name="Table_20_Contents">
      <style:text-properties style:font-name="Liberation Sans1" fo:font-size="11pt" officeooo:rsid="0024aae6" officeooo:paragraph-rsid="0024aae6" style:font-size-asian="11pt" style:font-size-complex="11pt"/>
    </style:style>
    <style:style style:name="P18" style:family="paragraph" style:parent-style-name="Table_20_Contents">
      <style:text-properties style:font-name="Liberation Sans1" fo:font-size="11pt" officeooo:paragraph-rsid="001a5680" style:font-size-asian="11pt" style:font-size-complex="11pt"/>
    </style:style>
    <style:style style:name="P19" style:family="paragraph" style:parent-style-name="Table_20_Contents">
      <style:text-properties style:font-name="Liberation Sans1" fo:font-size="11pt" fo:font-weight="bold" officeooo:rsid="001a5680" officeooo:paragraph-rsid="001a5680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Liberation Sans1" fo:font-size="11pt" fo:language="cs" fo:country="CZ" officeooo:paragraph-rsid="0024aae6" style:font-size-asian="11pt" style:font-size-complex="11pt" style:language-complex="ar" style:country-complex="SA"/>
    </style:style>
    <style:style style:name="P21" style:family="paragraph" style:parent-style-name="Table_20_Contents">
      <style:text-properties officeooo:paragraph-rsid="0024fb50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a5680"/>
    </style:style>
    <style:style style:name="T9" style:family="text">
      <style:text-properties officeooo:rsid="001d9b1c"/>
    </style:style>
    <style:style style:name="T10" style:family="text">
      <style:text-properties fo:font-variant="normal" fo:text-transform="none" fo:color="#333333" style:font-name="Liberation Sans1" fo:font-size="11pt" fo:letter-spacing="normal" fo:font-style="normal" fo:font-weight="normal" officeooo:rsid="00373f81" style:font-size-asian="11pt" style:font-weight-asian="normal" style:font-size-complex="11pt" style:font-weight-complex="normal"/>
    </style:style>
    <style:style style:name="T11" style:family="text">
      <style:text-properties officeooo:rsid="0024aae6"/>
    </style:style>
    <style:style style:name="T12" style:family="text">
      <style:text-properties officeooo:rsid="000974f9"/>
    </style:style>
    <style:style style:name="T13" style:family="text">
      <style:text-properties style:font-name="Liberation Sans1" fo:font-size="11pt" style:font-size-asian="11pt" style:font-size-complex="11pt"/>
    </style:style>
    <style:style style:name="T14" style:family="text">
      <style:text-properties style:font-name="Liberation Sans1" fo:font-size="11pt" officeooo:rsid="001a5680" style:font-size-asian="11pt" style:font-size-complex="11pt"/>
    </style:style>
    <style:style style:name="T15" style:family="text">
      <style:text-properties style:font-name="Liberation Sans1" fo:font-size="11pt" officeooo:rsid="0024aae6" style:font-size-asian="11pt" style:font-size-complex="11pt"/>
    </style:style>
    <style:style style:name="T16" style:family="text">
      <style:text-properties officeooo:rsid="0024fb50"/>
    </style:style>
    <style:style style:name="T17" style:family="text">
      <style:text-properties officeooo:rsid="0026a3c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2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5"><text:span text:style-name="T3">Česká pirátská strana, </text:span>organizační složka: <text:span text:style-name="T17">Finanční odbor</text:span></text:p>
            <text:p text:style-name="P16">z<text:span text:style-name="T8">a</text:span>st<text:span text:style-name="T8">o</text:span>up<text:span text:style-name="T8">ena</text:span>: <text:span text:style-name="T11">Jaromír Beránek</text:span>, <text:span text:style-name="T17">vedoucí odboru</text:span></text:p>
            <text:p text:style-name="P16">e-mail: <text:span text:style-name="T11">jaromir.beranek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21"><text:span text:style-name="T14">Jméno</text:span><text:span text:style-name="T13">: </text:span><text:span text:style-name="T15">Martin Hrádela narozen 1992</text:span><text:span text:style-name="T13"> <text:s text:c="7"/></text:span></text:p>
            <text:p text:style-name="P21"><text:span text:style-name="T13">bydliště: </text:span><text:span text:style-name="Strong_20_Emphasis"><text:span text:style-name="T6">Vilímovská 672/12, 160 00 Praha 6</text:span></text:span></text:p>
          </table:table-cell>
        </table:table-row>
        <table:table-row table:style-name="Tabulka1.1">
          <table:table-cell table:style-name="Tabulka1.A1" office:value-type="string">
            <text:p text:style-name="P14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7">Proplácení žádostí o proplácení</text:p>
            <text:p text:style-name="P10"><text:span text:style-name="T13">plnění úkolů bude evidováno v projektovém systému zadavatele na adrese </text:span><text:a xlink:type="simple" xlink:href="http://redmine.pirati.cz/" text:style-name="Internet_20_link" text:visited-style-name="Visited_20_Internet_20_Link"><text:span text:style-name="T13">http://redmine.pirati.cz</text:span></text:a></text:p>
          </table:table-cell>
        </table:table-row>
        <table:table-row table:style-name="Tabulka1.1">
          <table:table-cell table:style-name="Tabulka1.A1" office:value-type="string">
            <text:p text:style-name="P19">Časová náročnost<text:span text:style-name="T6">:</text:span></text:p>
          </table:table-cell>
          <table:table-cell table:style-name="Tabulka1.A1" office:value-type="string">
            <text:p text:style-name="P14">Odhad: <text:span text:style-name="T9">20</text:span>h <text:span text:style-name="T11">měsíčně </text:span>(slovy: <text:span text:style-name="T9">dvacet</text:span>hodin), <text:span text:style-name="T11">maximálně 300h za rok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8"><text:span text:style-name="T11">DPP</text:span><text:tab/><text:tab/><text:tab/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P20"><text:span text:style-name="T12">3 500</text:span> Kč (slovy: <text:span text:style-name="T12">tři tisíce pět set </text:span>korun českých)</text:p>
            <text:p text:style-name="P20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1">Do 31-12-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9">Praze</text:span> dne <text:span text:style-name="T16">10-01-2017</text:span></text:p>
      <text:p text:style-name="P6">Za zadavatele: <text:tab/><text:tab/><text:tab/>Za dodavatele: </text:p>
      <text:p text:style-name="P7"><text:span text:style-name="T16">Jaromír Beránek</text:span><text:tab/><text:tab/><text:tab/><text:span text:style-name="T16">Martin Hrádela</text:span></text:p>
      <text:p text:style-name="P7"/>
      <text:p text:style-name="P7"/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7F7D576FAF09599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1-13T00:20:03.326216517</dc:date>
    <meta:editing-cycles>108</meta:editing-cycles>
    <meta:editing-duration>P24DT13H36M5S</meta:editing-duration>
    <meta:generator>LibreOffice/5.1.4.2$Linux_X86_64 LibreOffice_project/10m0$Build-2</meta:generator>
    <meta:printed-by>Vladislav Tobias Esner</meta:printed-by>
    <meta:print-date>2017-01-10T18:43:23.400017147</meta:print-date>
    <dc:creator>Vladislav Tobias Esner</dc:creator>
    <meta:document-statistic meta:table-count="1" meta:image-count="1" meta:object-count="0" meta:page-count="1" meta:paragraph-count="31" meta:word-count="158" meta:character-count="1174" meta:non-whitespace-character-count="1022"/>
    <meta:user-defined meta:name="Informace 1"/>
    <meta:user-defined meta:name="Informace 2"/>
    <meta:user-defined meta:name="Informace 3"/>
    <meta:user-defined meta:name="Informace 4"/>
  </office:meta>
</office:document-meta>
</file>